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QueryBuilder.createOrderSpec( SimpleNode node , OrderQueryNode query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PathQueryBuilder.createExpression( SimpleNode node , NAryQueryNode queryNod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">
            <text:p text:style-name="Table_20_Contents">1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XPathQueryBuilder.assignValue( SimpleNode node , RelationQueryNode query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PathQueryBuilder.decode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athQueryBuilder.createLocationStep( SimpleNode node , NAryQueryNode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PathQueryBuilder.createPathQueryNode( Simpl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QueryBuilder.unescapeQuotes( String liter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PathQueryBuilder.visit( SimpleNode node , Object data )</text:p>
          </table:table-cell>
          <table:table-cell office:value-type="float" office:value="57">
            <text:p text:style-name="Table_20_Contents">57</text:p>
          </table:table-cell>
          <table:table-cell office:value-type="float" office:value="44">
            <text:p text:style-name="Table_20_Contents">44</text:p>
          </table:table-cell>
          <table:table-cell office:value-type="float" office:value="177">
            <text:p text:style-name="Table_20_Contents">177</text:p>
          </table:table-cell>
        </table:table-row>
        <table:table-row>
          <table:table-cell office:value-type="string">
            <text:p text:style-name="Table_20_Contents">XPathQueryBuilder.toString( QueryRootNode root , Nam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QueryBuilder.XPathQueryBuilder( String statement , NameResolver resolver , QueryNodeFactory facto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PathQueryBuilder.createQuery( String statement , NameResolver resolver , QueryNode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QueryBuilder.isAttributeNameTest( Simple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QueryBuilder.visit( PropertyFunctionQueryNode node , Object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athQueryBuilder.createNodeTest( SimpleNode node , QueryNode queryNod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XPathQueryBuilder.isAttributeAxis( Simple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athQueryBuilder.createFunction( SimpleNode node , QueryNode queryNode )</text:p>
          </table:table-cell>
          <table:table-cell office:value-type="float" office:value="67">
            <text:p text:style-name="Table_20_Contents">67</text:p>
          </table:table-cell>
          <table:table-cell office:value-type="float" office:value="47">
            <text:p text:style-name="Table_20_Contents">47</text:p>
          </table:table-cell>
          <table:table-cell office:value-type="float" office:value="272">
            <text:p text:style-name="Table_20_Contents">272</text:p>
          </table:table-cell>
        </table:table-row>
        <table:table-row>
          <table:table-cell office:value-type="string">
            <text:p text:style-name="Table_20_Contents">XPathQueryBuilder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QueryBuilder.applyRelativePath( RelationQuery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